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ff919" officeooo:paragraph-rsid="000ff919"/>
    </style:style>
    <style:style style:name="P2" style:family="paragraph" style:parent-style-name="Standard">
      <style:paragraph-properties fo:text-align="start" style:justify-single-word="false"/>
      <style:text-properties officeooo:rsid="000ff919" officeooo:paragraph-rsid="000ff919"/>
    </style:style>
    <style:style style:name="T1" style:family="text">
      <style:text-properties officeooo:rsid="0011e6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raatti</text:p>
      <text:p text:style-name="P1"/>
      <text:p text:style-name="P2">Lauri Suomalainen käy kandidaatin työssään ohjelmistotuotantomenetelmien kehittymisen niiden alkuajoista 1950-luvulta nykypäivään ja sitä kautta tulevaisuuteen. Ensin hän johdattelee aiheeseen selittämällä muutamia keskeisiä käsitteitä ja pienellä metatekstillä. Sen jälkeen hän jatkaa syvempään analyysinsä, joka etenee kronologisessa järjestyksessä <text:s/>vanhimmista uusinpaan. Vesiputousmallista ketteriin menetelmiin ja etenkin scrumiin.</text:p>
      <text:p text:style-name="P2"><text:tab/>Ohessa hän myös selventää minkälaisia muita tapoja aikojen saattossa on kokeiltu ja miksi ne kenties eivät ole enää nykypäivän keskeisiä tai valtavirtaa. Näitä ovat mm spiraalimalli ja RUP. Loppuun hän kohdistaa katseen <text:span text:style-name="T1">nykyiseen kehitykseen ja mihin se saattaa kenties tulevaisuudessa johtaa, sekä miksi iteratiiviset menetelmät ovat tällä hetkellä niin monessa projektissa perusta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23:11:59.925000000</meta:creation-date>
    <dc:date>2015-05-02T23:21:55.567000000</dc:date>
    <meta:editing-duration>PT9M56S</meta:editing-duration>
    <meta:editing-cycles>2</meta:editing-cycles>
    <meta:generator>LibreOffice/4.3.5.2$Windows_x86 LibreOffice_project/3a87456aaa6a95c63eea1c1b3201acedf0751bd5</meta:generator>
    <meta:document-statistic meta:table-count="0" meta:image-count="0" meta:object-count="0" meta:page-count="1" meta:paragraph-count="3" meta:word-count="97" meta:character-count="831" meta:non-whitespace-character-count="735"/>
  </office:meta>
</office:document-meta>
</file>